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4adb30"/>
    </style:style>
    <style:style style:name="P46" style:family="paragraph" style:parent-style-name="Standard">
      <style:text-properties officeooo:rsid="0dde9a1c" officeooo:paragraph-rsid="0f5bbe3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9" style:family="paragraph" style:parent-style-name="Standard">
      <style:text-properties officeooo:paragraph-rsid="0f3d081d"/>
    </style:style>
    <style:style style:name="P50" style:family="paragraph" style:parent-style-name="Footnote">
      <style:text-properties officeooo:rsid="043ccc66" officeooo:paragraph-rsid="0f40045a"/>
    </style:style>
    <style:style style:name="P51" style:family="paragraph" style:parent-style-name="Footnote">
      <style:text-properties officeooo:rsid="043ccc66" officeooo:paragraph-rsid="0f4dc0dc"/>
    </style:style>
    <style:style style:name="P52" style:family="paragraph" style:parent-style-name="Standard">
      <style:text-properties officeooo:paragraph-rsid="0f4adb30"/>
    </style:style>
    <style:style style:name="P53" style:family="paragraph" style:parent-style-name="Standard">
      <style:paragraph-properties fo:text-align="center" style:justify-single-word="false"/>
      <style:text-properties officeooo:paragraph-rsid="0cc50ec9"/>
    </style:style>
    <style:style style:name="P54" style:family="paragraph" style:parent-style-name="Standard">
      <style:paragraph-properties fo:text-align="center" style:justify-single-word="false"/>
      <style:text-properties officeooo:paragraph-rsid="0f6ac771"/>
    </style:style>
    <style:style style:name="P55" style:family="paragraph" style:parent-style-name="Standard">
      <style:paragraph-properties fo:text-align="center" style:justify-single-word="false"/>
      <style:text-properties officeooo:paragraph-rsid="0daef67d"/>
    </style:style>
    <style:style style:name="P56" style:family="paragraph" style:parent-style-name="Standard">
      <style:paragraph-properties fo:text-align="center" style:justify-single-word="false"/>
      <style:text-properties officeooo:paragraph-rsid="0db0d4d1"/>
    </style:style>
    <style:style style:name="P57" style:family="paragraph" style:parent-style-name="Standard">
      <style:paragraph-properties fo:text-align="center" style:justify-single-word="false"/>
      <style:text-properties officeooo:paragraph-rsid="0daa4aef"/>
    </style:style>
    <style:style style:name="P58" style:family="paragraph" style:parent-style-name="Standard">
      <style:paragraph-properties fo:text-align="center" style:justify-single-word="false"/>
      <style:text-properties officeooo:paragraph-rsid="0eb4913f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officeooo:paragraph-rsid="0dce9327"/>
    </style:style>
    <style:style style:name="P63" style:family="paragraph" style:parent-style-name="Standard">
      <style:text-properties officeooo:paragraph-rsid="0faa7fc1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Standard">
      <style:text-properties officeooo:paragraph-rsid="0fb43033"/>
    </style:style>
    <style:style style:name="P66" style:family="paragraph" style:parent-style-name="Standard">
      <style:text-properties officeooo:paragraph-rsid="0fb7f9a9"/>
    </style:style>
    <style:style style:name="P67" style:family="paragraph" style:parent-style-name="Standard">
      <style:text-properties officeooo:paragraph-rsid="0fc6bee0"/>
    </style:style>
    <style:style style:name="P68" style:family="paragraph" style:parent-style-name="Standard">
      <style:text-properties officeooo:paragraph-rsid="0fd6edde"/>
    </style:style>
    <style:style style:name="P69" style:family="paragraph" style:parent-style-name="Footnote">
      <style:text-properties officeooo:paragraph-rsid="0fe5d76c"/>
    </style:style>
    <style:style style:name="P70" style:family="paragraph" style:parent-style-name="Footnote">
      <style:text-properties officeooo:paragraph-rsid="0fed6741" fo:background-color="transparent"/>
    </style:style>
    <style:style style:name="P71" style:family="paragraph" style:parent-style-name="Standard">
      <style:text-properties officeooo:paragraph-rsid="0feebff8"/>
    </style:style>
    <style:style style:name="P72" style:family="paragraph" style:parent-style-name="Standard">
      <style:text-properties officeooo:paragraph-rsid="0ff7c12b"/>
    </style:style>
    <style:style style:name="P73" style:family="paragraph" style:parent-style-name="Footnote">
      <style:text-properties officeooo:paragraph-rsid="101c2e62"/>
    </style:style>
    <style:style style:name="P74" style:family="paragraph" style:parent-style-name="Footnote">
      <style:text-properties officeooo:paragraph-rsid="101de698"/>
    </style:style>
    <style:style style:name="P7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3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84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officeooo:rsid="0f28d107"/>
    </style:style>
    <style:style style:name="T208" style:family="text">
      <style:text-properties fo:language="en" fo:country="GB" officeooo:rsid="0fed6741"/>
    </style:style>
    <style:style style:name="T209" style:family="text">
      <style:text-properties fo:language="en" fo:country="GB" officeooo:rsid="0ff024dc"/>
    </style:style>
    <style:style style:name="T210" style:family="text">
      <style:text-properties officeooo:rsid="0fad59bb"/>
    </style:style>
    <style:style style:name="T211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6" style:family="text">
      <style:text-properties officeooo:rsid="0ffa97b0"/>
    </style:style>
    <style:style style:name="T227" style:family="text">
      <style:text-properties style:text-underline-style="solid" style:text-underline-width="auto" style:text-underline-color="font-color" officeooo:rsid="0ff4a3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5"><text:span text:style-name="Strong_20_Emphasis"><text:span text:style-name="T94">Checklist for installing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5"><text:user-field-get text:name="Version">24.04</text:user-field-get></text:span></text:span><text:span text:style-name="Strong_20_Emphasis"><text:span text:style-name="T96"><text:note text:id="ftn1" text:note-class="footnote"><text:note-citation>1</text:note-citation><text:note-body><text:p text:style-name="P74"><text:span text:style-name="T212">This </text:span><text:span text:style-name="Strong_20_Emphasis"><text:span text:style-name="T214"><text:user-field-get text:name="Distro">Ubuntu</text:user-field-get></text:span></text:span><text:span text:style-name="T213"><text:s/></text:span><text:span text:style-name="T215"><text:user-field-get text:name="Version">24.04</text:user-field-get></text:span><text:span text:style-name="T215"><text:s/></text:span><text:span text:style-name="Strong_20_Emphasis"><text:span text:style-name="T216"><text:user-field-get text:name="Edition">Server</text:user-field-get></text:span></text:span><text:span text:style-name="T212"><text:s/>(codename noble) from April </text:span><text:span text:style-name="Strong_20_Emphasis"><text:span text:style-name="T217"><text:user-field-get text:name="Releaseyear">2024</text:user-field-get></text:span></text:span><text:span text:style-name="T212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97"><text:s/></text:span></text:span><text:span text:style-name="Strong_20_Emphasis"><text:span text:style-name="T98"><text:user-field-get text:name="Edition">Server</text:user-field-get></text:span></text:span><text:span text:style-name="Strong_20_Emphasis"><text:span text:style-name="T99">.</text:span></text:span></text:p>
      <text:p text:style-name="P16"><text:span text:style-name="Strong_20_Emphasis"><text:span text:style-name="T63"/></text:span></text:p>
      <text:p text:style-name="P16"><text:span text:style-name="Strong_20_Emphasis"><text:span text:style-name="T144">This is a fillable PDF, no printing required.</text:span></text:span></text:p>
      <text:p text:style-name="P17"><text:span text:style-name="Strong_20_Emphasis"><text:span text:style-name="T93"/></text:span></text:p>
      <text:p text:style-name="P4"><text:span text:style-name="T108">Fill in the </text:span><text:span text:style-name="Strong_20_Emphasis"><text:span text:style-name="T65"><text:s/></text:span></text:span><text:span text:style-name="Strong_20_Emphasis"><text:span text:style-name="T41">text box</text:span></text:span><text:span text:style-name="T108"> behind the </text:span><text:span text:style-name="T123">underlined</text:span><text:span text:style-name="T109"> </text:span><text:span text:style-name="T108">words, see [explanation]:</text:span></text:p>
      <text:p text:style-name="P5"><text:span text:style-name="Definition"><text:span text:style-name="T206">user</text:span></text:span><text:span text:style-name="T157"><text:tab/><text:tab/></text:span><text:span text:style-name="T167"> <text:tab/><text:tab/><text:tab/> </text:span><text:span text:style-name="T158"><draw:control text:anchor-type="as-char" svg:y="-0.4cm" draw:z-index="16" draw:name="Gebruiker 1" draw:style-name="gr2" draw:text-style-name="P87" svg:width="6.4cm" svg:height="0.6cm" draw:control="control15"><svg:title>Gebruiker</svg:title><svg:desc>Volledige naam, bijv. Jan Stek</svg:desc></draw:control></text:span><text:span text:style-name="T158"><text:s text:c="2"/></text:span><text:span text:style-name="T159">[</text:span><text:span text:style-name="T165">F</text:span><text:span text:style-name="T160">ull </text:span><text:span text:style-name="T168">na</text:span><text:span text:style-name="T170">me,</text:span><text:span text:style-name="T168"> </text:span><text:span text:style-name="T170">e.g.</text:span><text:span text:style-name="T168"> </text:span><text:span text:style-name="T169">J</text:span><text:span text:style-name="T175">ohn Doe</text:span><text:span text:style-name="T174">]</text:span></text:p>
      <text:p text:style-name="P71"><text:span text:style-name="Definition"><text:span text:style-name="T173">USER</text:span></text:span><text:span text:style-name="Definition"><text:span text:style-name="T205">na</text:span></text:span><text:span text:style-name="Definition"><text:span text:style-name="T207">me</text:span></text:span><text:span text:style-name="T172"><text:tab/><text:tab/><text:tab/> </text:span><text:span text:style-name="T172"><draw:control text:anchor-type="as-char" svg:y="-0.4cm" draw:z-index="17" draw:name="Gberuikersnaam 2" draw:style-name="gr2" draw:text-style-name="P87" svg:width="6.4cm" svg:height="0.6cm" draw:control="control16"><svg:title>Gebruikersnaam</svg:title><svg:desc>Korte naam, bijv. jan</svg:desc></draw:control></text:span><text:span text:style-name="T172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3">j</text:span><text:span text:style-name="T105">oh</text:span><text:span text:style-name="T103">n</text:span><text:span text:style-name="T104">]</text:span></text:p>
      <text:p text:style-name="P5"><text:span text:style-name="Definition"><text:span text:style-name="T209">serv</text:span></text:span><text:span text:style-name="Definition"><text:span text:style-name="T205">ERNA</text:span></text:span><text:span text:style-name="Definition"><text:span text:style-name="T207">me</text:span></text:span><text:span text:style-name="T176"><text:tab/> <text:tab/> </text:span><draw:control text:anchor-type="as-char" svg:y="-0.4cm" draw:z-index="18" draw:name="Computernaam 1" draw:style-name="gr2" draw:text-style-name="P87" svg:width="6.4cm" svg:height="0.6cm" draw:control="control17"><svg:title>Computernaam</svg:title><svg:desc>Unieke naam van de computer</svg:desc></draw:control><text:span text:style-name="T205"><text:s text:c="2"/></text:span><text:span text:style-name="T177">[</text:span><text:span text:style-name="T183">N</text:span><text:span text:style-name="T178">a</text:span><text:span text:style-name="T182">me of the</text:span><text:span text:style-name="T178"> </text:span><text:span text:style-name="T184">server</text:span><text:span text:style-name="T179">, </text:span><text:span text:style-name="T182">e.g.</text:span><text:span text:style-name="T180"> </text:span><text:span text:style-name="T184">sv</text:span><text:span text:style-name="T181">02</text:span><text:span text:style-name="T177">]</text:span></text:p>
      <text:p text:style-name="P5"><text:span text:style-name="Definition"><text:span text:style-name="T186">USER</text:span></text:span><text:span text:style-name="T185"><text:tab/><text:tab/></text:span><text:span text:style-name="T167"> <text:tab/><text:tab/><text:tab/> </text:span><text:span text:style-name="T158"><draw:control text:anchor-type="as-char" svg:y="-0.4cm" draw:z-index="19" draw:name="Gebruiker 2" draw:style-name="gr2" draw:text-style-name="P87" svg:width="6.4cm" svg:height="0.6cm" draw:control="control18"><svg:title>Gebruiker</svg:title><svg:desc>Volledige naam, bijv. Jan Stek</svg:desc></draw:control></text:span><text:span text:style-name="T158"><text:s text:c="2"/></text:span><text:span text:style-name="T159">[</text:span><text:span text:style-name="T165">F</text:span><text:span text:style-name="T161">ull </text:span><text:span text:style-name="T162">na</text:span><text:span text:style-name="T163">me</text:span><text:span text:style-name="T162"> possibly </text:span><text:span text:style-name="T166">2</text:span><text:span text:style-name="T199">nd</text:span><text:span text:style-name="T166"> </text:span><text:span text:style-name="T164">user</text:span><text:span text:style-name="T171">]</text:span></text:p>
      <text:p text:style-name="P71"><text:span text:style-name="Definition"><text:span text:style-name="T186">USERN</text:span></text:span><text:span text:style-name="Definition"><text:span text:style-name="T187">a</text:span></text:span><text:span text:style-name="Definition"><text:span text:style-name="T188">me</text:span></text:span><text:span text:style-name="Definition"><text:span text:style-name="T193"><text:tab/><text:tab/><text:tab/> </text:span></text:span><text:span text:style-name="T172"><draw:control text:anchor-type="as-char" svg:y="-0.4cm" draw:z-index="20" draw:name="Gberuikersnaam 1" draw:style-name="gr2" draw:text-style-name="P87" svg:width="6.4cm" svg:height="0.6cm" draw:control="control19"><svg:title>Gebruikersnaam</svg:title><svg:desc>Korte naam, bijv. jan</svg:desc></draw:control></text:span><text:span text:style-name="T172"><text:s text:c="2"/></text:span><text:span text:style-name="T190">[</text:span><text:span text:style-name="T192">U</text:span><text:span text:style-name="T191">ser</text:span><text:span text:style-name="T189"> </text:span><text:span text:style-name="T195">na</text:span><text:span text:style-name="T196">me</text:span><text:span text:style-name="T195"> possibly </text:span><text:span text:style-name="T198">2</text:span><text:span text:style-name="T200">nd</text:span><text:span text:style-name="T198"> </text:span><text:span text:style-name="T197">user</text:span><text:span text:style-name="T194">]</text:span></text:p>
      <text:p text:style-name="P5"><text:span text:style-name="T106">Replace the </text:span><text:span text:style-name="T122">underlined</text:span><text:span text:style-name="T106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6">.</text:span></text:p>
      <text:p text:style-name="P36"/>
      <text:p text:style-name="P36"/>
      <text:p text:style-name="P6"><text:span text:style-name="T120">Not yet on Linux?</text:span><text:span text:style-name="T111"><text:tab/></text:span><text:span text:style-name="Strong_20_Emphasis"><text:span text:style-name="T66"><draw:control text:anchor-type="as-char" draw:z-index="21" draw:name="Vorm3" draw:style-name="gr1" draw:text-style-name="P86" svg:width="0.35cm" svg:height="0.35cm" draw:control="control20"/></text:span></text:span><text:span text:style-name="T115"><text:tab/></text:span><text:span text:style-name="T116">Use</text:span><text:span text:style-name="T112"> </text:span><text:span text:style-name="Strong_20_Emphasis"><text:span text:style-name="T124">Checklist </text:span></text:span><text:span text:style-name="Strong_20_Emphasis"><text:span text:style-name="T125">transfer</text:span></text:span><text:span text:style-name="T112"> o</text:span><text:span text:style-name="T113">n</text:span><text:span text:style-name="T112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4"> </text:span><text:span text:style-name="T113">u</text:span><text:span text:style-name="T114">nder </text:span><text:span text:style-name="T121">Linux</text:span><text:span text:style-name="T107">.</text:span></text:p>
      <text:p text:style-name="P6"><text:span text:style-name="T118">New installation?</text:span><text:span text:style-name="T107"><text:tab/><text:tab/></text:span><text:span text:style-name="Strong_20_Emphasis"><text:span text:style-name="T66"><draw:control text:anchor-type="as-char" draw:z-index="22" draw:name="Vorm 2" draw:style-name="gr1" draw:text-style-name="P86" svg:width="0.35cm" svg:height="0.35cm" draw:control="control21"/></text:span></text:span><text:span text:style-name="T117"><text:tab/>Start at chapter</text:span><text:span text:style-name="T107"> </text:span><text:span text:style-name="T118"><text:bookmark-ref text:reference-format="page" text:ref-name="__RefNumPara__4009_1271708128">2</text:bookmark-ref></text:span><text:span text:style-name="T107"><text:s text:c="2"/></text:span><text:span text:style-name="T119"><text:bookmark-ref text:reference-format="text" text:ref-name="__RefNumPara__4009_1271708128">Perform installation</text:bookmark-ref></text:span><text:span text:style-name="T110">.</text:span></text:p>
      <text:p text:style-name="P21"/>
      <text:p text:style-name="P21"/>
      <text:list text:style-name="L1">
        <text:list-item>
          <text:p text:style-name="P77"><text:bookmark-start text:name="__RefNumPara__4083_1271708128"/>Prepar<text:span text:style-name="T210">e</text:span> installatio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46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46"><draw:control text:anchor-type="as-char" draw:z-index="14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2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0"><text:span text:style-name="User_20_Entry"><text:span text:style-name="T68">Login any additional </text:span></text:span><text:span text:style-name="Definition"><text:span text:style-name="T204">USER</text:span></text:span><text:span text:style-name="User_20_Entry"><text:span text:style-name="T72">s</text:span></text:span><text:span text:style-name="User_20_Entry"><text:span text:style-name="T75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7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0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3"><text:span text:style-name="User_20_Entry"><text:span text:style-name="T8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4" office:value-type="string">
            <text:p text:style-name="P67"><text:span text:style-name="User_20_Entry"><text:span text:style-name="T8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7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7"><draw:control text:anchor-type="as-char" draw:z-index="15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49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0" office:value-type="string">
            <text:p text:style-name="P65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1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10"/>
      <text:list text:continue-numbering="true" text:style-name="L1">
        <text:list-item>
          <text:p text:style-name="P78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7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8"><text:span text:style-name="T126">Boot the computer from</text:span><text:span text:style-name="T130"><text:note text:id="ftn4" text:note-class="footnote"><text:note-citation>1</text:note-citation><text:note-body><text:p text:style-name="P70"><text:span text:style-name="T79">Boot menu/Setup via one of the </text:span><text:span text:style-name="T80">f</text:span><text:span text:style-name="T79">requently used keys:</text:span><text:span text:style-name="T205"> </text:span><text:span text:style-name="T211">Esc</text:span><text:span text:style-name="T205">, </text:span><text:span text:style-name="T211">Delete</text:span><text:span text:style-name="T205">, </text:span><text:span text:style-name="T211">F1</text:span><text:span text:style-name="T205">, </text:span><text:span text:style-name="T211">F2</text:span><text:span text:style-name="T205">, </text:span><text:span text:style-name="T211">F9</text:span><text:span text:style-name="T205">, </text:span><text:span text:style-name="T211">F10</text:span><text:span text:style-name="T205">, </text:span><text:span text:style-name="T211">F11</text:span><text:span text:style-name="T205">, </text:span><text:span text:style-name="T208">or </text:span><text:span text:style-name="T211">F12</text:span><text:span text:style-name="T205">.</text:span></text:p></text:note-body></text:note></text:span><text:span text:style-name="T126"> an</text:span><text:span text:style-name="T128"> </text:span><text:span text:style-name="Strong_20_Emphasis"><text:span text:style-name="T101"><text:user-field-get text:name="Distro">Ubuntu</text:user-field-get></text:span></text:span><text:span text:style-name="T129"><text:s/></text:span><text:span text:style-name="T102"><text:user-field-get text:name="Version">24.04</text:user-field-get></text:span><text:span text:style-name="T60"><text:s/>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4"><text:span text:style-name="T17">From a Live USB stick you can boot and work with 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T17">without modifying any files on the hard drive and also allows installation of </text:span><text:span text:style-name="Strong_20_Emphasis"><text:span text:style-name="T131"><text:user-field-get text:name="Distro">Ubuntu</text:user-field-get></text:span></text:span><text:span text:style-name="Strong_20_Emphasis"><text:span text:style-name="T131">.</text:span></text:span></text:p></text:note-body></text:note></text:span><text:span text:style-name="T126"> USB stick</text:span><text:span text:style-name="T61"><text:note text:id="ftn6" text:note-class="footnote"><text:note-citation>3</text:note-citation><text:note-body><text:p text:style-name="P73"><text:span text:style-name="Strong_20_Emphasis"><text:span text:style-name="T69">Create a bootable USB stick:<text:line-break/>Download a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3"><text:user-field-get text:name="Version">24.04</text:user-field-get></text:span></text:span><text:span text:style-name="Strong_20_Emphasis"><text:span text:style-name="T73"><text:s/></text:span></text:span><text:span text:style-name="Strong_20_Emphasis"><text:span text:style-name="T74">LTS </text:span></text:span><text:span text:style-name="Strong_20_Emphasis"><text:span text:style-name="T69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01">ubuntu.com/download</text:span></text:span></text:a><text:span text:style-name="Strong_20_Emphasis"><text:span text:style-name="T70">.</text:span></text:span></text:p><text:p text:style-name="P69"><text:span text:style-name="Strong_20_Emphasis"><text:span text:style-name="T69"><text:tab/></text:span></text:span><text:span text:style-name="Strong_20_Emphasis"><text:span text:style-name="T78">The next steps are described in </text:span></text:span><text:span text:style-name="Strong_20_Emphasis"><text:span text:style-name="T76">Linux informati</text:span></text:span><text:span text:style-name="Strong_20_Emphasis"><text:span text:style-name="T77">on</text:span></text:span><text:span text:style-name="Strong_20_Emphasis"><text:span text:style-name="T7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2">karelzimmer.nl/en</text:span></text:span></text:a><text:span text:style-name="Strong_20_Emphasis"><text:span text:style-name="T78">, under </text:span></text:span><text:span text:style-name="Strong_20_Emphasis"><text:span text:style-name="T76">Linux</text:span></text:span><text:span text:style-name="Strong_20_Emphasis"><text:span text:style-name="T78">.</text:span></text:span></text:p></text:note-body></text:note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85">Follow the instructions on the </text:span></text:span><text:span text:style-name="Strong_20_Emphasis"><text:span text:style-name="T86">installation </text:span></text:span><text:span text:style-name="Strong_20_Emphasis"><text:span text:style-name="T85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27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1">At</text:span><text:span text:style-name="T140"> </text:span><text:span text:style-name="Strong_20_Emphasis"><text:span text:style-name="T145">Profile setup</text:span></text:span><text:span text:style-name="Strong_20_Emphasis"><text:span text:style-name="T138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7" office:value-type="string">
            <text:p text:style-name="P15"><text:span text:style-name="T150">Enter</text:span><text:span text:style-name="T146"> </text:span><text:span text:style-name="Strong_20_Emphasis"><text:span text:style-name="T145">Your</text:span></text:span><text:span text:style-name="Strong_20_Emphasis"><text:span text:style-name="T147"> n</text:span></text:span><text:span text:style-name="Strong_20_Emphasis"><text:span text:style-name="T148">a</text:span></text:span><text:span text:style-name="Strong_20_Emphasis"><text:span text:style-name="T145">me</text:span></text:span><text:span text:style-name="Strong_20_Emphasis"><text:span text:style-name="T152"> </text:span></text:span><text:span text:style-name="Definition"><text:span text:style-name="T4">user</text:span></text:span><text:span text:style-name="Strong_20_Emphasis"><text:span text:style-name="T153">, <text:line-break/></text:span></text:span><text:span text:style-name="Strong_20_Emphasis"><text:span text:style-name="T145">Your server</text:span></text:span><text:span text:style-name="Strong_20_Emphasis"><text:span text:style-name="T155">'</text:span></text:span><text:span text:style-name="Strong_20_Emphasis"><text:span text:style-name="T156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2">,<text:line-break/></text:span></text:span><text:span text:style-name="Strong_20_Emphasis"><text:span text:style-name="T149">Pick a username</text:span></text:span><text:span text:style-name="Strong_20_Emphasis"><text:span text:style-name="T152"> </text:span></text:span><text:span text:style-name="Definition"><text:span text:style-name="T4">username</text:span></text:span><text:span text:style-name="Strong_20_Emphasis"><text:span text:style-name="T152">, </text:span></text:span><text:span text:style-name="Strong_20_Emphasis"><text:span text:style-name="T154">and</text:span></text:span><text:span text:style-name="Strong_20_Emphasis"><text:span text:style-name="T152"><text:line-break/></text:span></text:span><text:span text:style-name="Strong_20_Emphasis"><text:span text:style-name="T139">enter a </text:span></text:span><text:span text:style-name="Strong_20_Emphasis"><text:span text:style-name="T142">password</text:span></text:span><text:span text:style-name="Strong_20_Emphasis"><text:span text:style-name="T139"> twice</text:span></text:span><text:span text:style-name="Strong_20_Emphasis"><text:span text:style-name="T151">.</text:span></text:span></text:p>
          </table:table-cell>
        </table:table-row>
      </table:table>
      <text:p text:style-name="P37"><text:span text:style-name="Strong_20_Emphasis"><text:span text:style-name="T49"/></text:span></text:p>
      <text:list text:continue-numbering="true" text:style-name="L1">
        <text:list-item>
          <text:p text:style-name="P76"><text:span text:style-name="Strong_20_Emphasis"><text:span text:style-name="T59">Finish installation</text:span></text:span></text:p>
        </text:list-item>
      </text:list>
      <text:p text:style-name="P38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7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81"><text:span text:style-name="Strong_20_Emphasis"><text:span text:style-name="T67"><draw:control text:anchor-type="as-char" draw:z-index="23" draw:name="Vorm4_ 1" draw:style-name="gr1" draw:text-style-name="P8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83"><text:span text:style-name="Strong_20_Emphasis"><text:span text:style-name="T91">Add any additional </text:span></text:span><text:span text:style-name="Strong_20_Emphasis"><text:span text:style-name="T92">user</text:span></text:span><text:span text:style-name="Strong_20_Emphasis"><text:span text:style-name="T9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" office:value-type="string">
            <text:p text:style-name="P84">sudo useradd --create-home --comm<text:span text:style-name="T226">e</text:span>n<text:span text:style-name="T226">t</text:span> <text:span text:style-name="T136">'</text:span><text:span text:style-name="T137">user</text:span><text:span text:style-name="T136">' [--groups adm,sudo] </text:span><text:span text:style-name="T137">username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" office:value-type="string">
            <text:p text:style-name="P84">sudo passwd <text:span text:style-name="T227">username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1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><text:span text:style-name="Strong_20_Emphasis"><text:span text:style-name="T47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0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27"/></text:span></text:p>
          </table:table-cell>
          <table:table-cell table:style-name="_33_._5f_Installatie_5f_afronden.C8" office:value-type="string">
            <text:p text:style-name="P63"><text:span text:style-name="User_20_Entry"><text:span text:style-name="T8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7"><text:span text:style-name="User_20_Entry"><text:span text:style-name="T8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1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7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2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27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3</text:span></text:span><text:span text:style-name="Strong_20_Emphasis"><text:span text:style-name="T87"> <text:s/>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5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38"><text:span text:style-name="Strong_20_Emphasis"><text:span text:style-name="T22"><text:tab/></text:span></text:span></text:p>
      <text:p text:style-name="P39"><text:span text:style-name="Strong_20_Emphasis"><text:span text:style-name="T34"/></text:span></text:p>
      <text:p text:style-name="P40"><text:span text:style-name="Strong_20_Emphasis"><text:span text:style-name="T31"/></text:span></text:p>
      <text:list text:continue-numbering="true" text:style-name="L1">
        <text:list-item>
          <text:p text:style-name="P79"><text:span text:style-name="Strong_20_Emphasis"><text:span text:style-name="T15">P</text:span></text:span><text:span text:style-name="Strong_20_Emphasis"><text:span text:style-name="T143">rovision user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12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1"><text:span text:style-name="User_20_Entry"><text:span text:style-name="T82">Login any additional </text:span></text:span><text:span text:style-name="Definition"><text:span text:style-name="T203">USER</text:span></text:span><text:span text:style-name="User_20_Entry"><text:span text:style-name="T81">s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47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47"><draw:control text:anchor-type="as-char" draw:z-index="13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4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5"><text:span text:style-name="T134">End of checklist,</text:span><text:span text:style-name="T135"> </text:span><text:span text:style-name="Strong_20_Emphasis"><text:span text:style-name="T100"><text:user-field-get text:name="Distro">Ubuntu</text:user-field-get></text:span></text:span><text:span text:style-name="T133"><text:s/></text:span><text:span text:style-name="T132"><text:user-field-get text:name="Version">24.04</text:user-field-get></text:span><text:span text:style-name="T132"><text:s/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34">installation is complete.</text:span></text:p>
      <text:p text:style-name="P13"/>
      <text:p text:style-name="P7"><text:span text:style-name="Emphasis"><text:span text:style-name="T221">Written</text:span></text:span><text:span text:style-name="Emphasis"><text:span text:style-name="T222"> </text:span></text:span><text:span text:style-name="Emphasis"><text:span text:style-name="T221">by</text:span></text:span><text:span text:style-name="Emphasis"><text:span text:style-name="T22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5">Karel Zimmer</text:span></text:span></text:a><text:span text:style-name="Emphasis"><text:span text:style-name="T223">.</text:span></text:span></text:p>
      <text:p text:style-name="P8"><text:span text:style-name="Emphasis"><text:span text:style-name="T219">C</text:span></text:span><text:span text:style-name="Emphasis"><text:span text:style-name="T220">C0</text:span></text:span><text:span text:style-name="Emphasis"><text:span text:style-name="T223"> 1.0 </text:span></text:span><text:span text:style-name="Emphasis"><text:span text:style-name="T224">Universal</text:span></text:span><text:span text:style-name="Emphasis"><text:span text:style-name="T218"> </text:span></text:span><text:span text:style-name="Emphasis"><text:span text:style-name="T21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8"><text:s/></text:span></text:span><text:span text:style-name="Emphasis"><text:span text:style-name="T21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07T19:00:47.975067095">07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9:00:47.845257674</dc:date>
    <meta:keyword>Installatie</meta:keyword>
    <meta:keyword>Checklist</meta:keyword>
    <meta:keyword>Linux</meta:keyword>
    <meta:editing-cycles>6889</meta:editing-cycles>
    <meta:editing-duration>P12DT1H40M19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6" meta:word-count="451" meta:character-count="2881" meta:non-whitespace-character-count="2452"/>
    <meta:user-defined meta:name="Info 1"/>
    <meta:user-defined meta:name="Info 2"/>
    <meta:user-defined meta:name="Info 3"/>
    <meta:user-defined meta:name="Info 4"/>
  </office:meta>
</office:document-meta>
</file>